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officeooo:rsid="001cc754" officeooo:paragraph-rsid="001cc754"/>
    </style:style>
    <style:style style:name="P2" style:family="paragraph" style:parent-style-name="Frame_20_contents" style:list-style-name="L1">
      <style:paragraph-properties fo:text-align="start" style:justify-single-word="false"/>
      <style:text-properties officeooo:rsid="001cc754" officeooo:paragraph-rsid="001cc754"/>
    </style:style>
    <style:style style:name="P3" style:family="paragraph" style:parent-style-name="Frame_20_contents" style:list-style-name="L1">
      <style:paragraph-properties fo:text-align="start" style:justify-single-word="false"/>
      <style:text-properties officeooo:rsid="001e18fe" officeooo:paragraph-rsid="001e18fe"/>
    </style:style>
    <style:style style:name="P4" style:family="paragraph" style:parent-style-name="Frame_20_contents">
      <style:paragraph-properties fo:text-align="center" style:justify-single-word="false"/>
      <style:text-properties officeooo:rsid="001e18fe" officeooo:paragraph-rsid="001e18fe"/>
    </style:style>
    <style:style style:name="P5" style:family="paragraph" style:parent-style-name="Frame_20_contents">
      <style:paragraph-properties fo:text-align="center" style:justify-single-word="false"/>
      <style:text-properties officeooo:rsid="001f1b60" officeooo:paragraph-rsid="001f1b60"/>
    </style:style>
    <style:style style:name="P6" style:family="paragraph" style:parent-style-name="Frame_20_contents" style:list-style-name="L1">
      <style:paragraph-properties fo:text-align="start" style:justify-single-word="false"/>
      <style:text-properties officeooo:rsid="001f1b60" officeooo:paragraph-rsid="001f1b60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2pt"/>
    </style:style>
    <style:style style:name="T1" style:family="text">
      <style:text-properties officeooo:rsid="001f1b6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svg:stroke-color="#000000" draw:fill-color="#ffffff" draw:textarea-horizontal-align="justify" draw:textarea-vertical-align="middle" draw:auto-grow-height="false" fo:min-height="4.87cm" fo:min-width="6.272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parent-style-name="Frame">
      <style:graphic-properties svg:stroke-color="#000000" draw:fill-color="#ffffff" draw:textarea-horizontal-align="justify" draw:textarea-vertical-align="middle" draw:auto-grow-height="false" fo:min-height="5.055cm" fo:min-width="6.272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svg:stroke-color="#000000" draw:fill-color="#ffffff" draw:textarea-horizontal-align="justify" draw:textarea-vertical-align="middle" draw:auto-grow-height="false" fo:min-height="3.704cm" fo:min-width="6.272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Фигура 1" draw:style-name="gr4" draw:text-style-name="P7" svg:width="6.273cm" svg:height="3.705cm" svg:x="0.256cm" svg:y="0.699cm"><text:p text:style-name="P1">Справочник </text:p><text:p text:style-name="P1">Музыка</text:p><text:p text:style-name="P1"/><text:p text:style-name="P1"/><text:list xml:id="list1479575292" text:style-name="L1"><text:list-item><text:p text:style-name="P2">Название</text:p></text:list-item><text:list-item><text:p text:style-name="P2">Жанр</text:p></text:list-item></text:list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name="Фигура 2" draw:style-name="gr4" draw:text-style-name="P7" svg:width="6.273cm" svg:height="3.705cm" svg:x="8.961cm" svg:y="0.646cm"><text:p text:style-name="P1">Справочник </text:p><text:p text:style-name="P1">Музыканты</text:p><text:p text:style-name="P1"/><text:p text:style-name="P1"/><text:list xml:id="list1479575292" text:style-name="L1"><text:list-item><text:p text:style-name="P2">Название</text:p></text:list-item><text:list-item><text:p text:style-name="P2">Роль</text:p></text:list-item></text:list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name="Фигура 3" draw:style-name="gr1" draw:text-style-name="P7" svg:width="6.273cm" svg:height="4.871cm" svg:x="0.176cm" svg:y="4.958cm"><text:p text:style-name="P1">Справочник </text:p><text:p text:style-name="P1">Пластинки</text:p><text:p text:style-name="P1"/><text:list xml:id="list1479575292" text:style-name="L1"><text:list-item><text:p text:style-name="P2">Название</text:p></text:list-item><text:list-item><text:p text:style-name="P2">Выпустившая компания</text:p></text:list-item><text:list-item><text:p text:style-name="P3">Адрес</text:p></text:list-item><text:list-item><text:p text:style-name="P3">Оптовая цена</text:p></text:list-item><text:list-item><text:p text:style-name="P3">Розничная цена</text:p></text:list-item></text:list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Фигура 4" draw:style-name="gr3" draw:text-style-name="P7" svg:width="6.273cm" svg:height="5.056cm" svg:x="9.781cm" svg:y="5.884cm"><text:p text:style-name="P1">Справочник </text:p><text:p text:style-name="P4">Группы</text:p><text:p text:style-name="P1"/><text:p text:style-name="P1"/><text:list xml:id="list1479575292" text:style-name="L1"><text:list-item><text:p text:style-name="P2">Название</text:p></text:list-item><text:list-item><text:p text:style-name="P3">Тип группы</text:p></text:list-item><text:list-item><text:p text:style-name="P3">Музыканты</text:p></text:list-item><text:list-item><text:p text:style-name="P3">Музыка</text:p></text:list-item><text:list-item><text:p text:style-name="P3">Пластинки</text:p></text:list-item></text:list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" draw:name="Горизонтальная линия 1" draw:style-name="gr2" draw:text-style-name="P8" svg:x1="16.053cm" svg:y1="9.352cm" svg:x2="17.217cm" svg:y2="9.324cm"><text:p/></draw:line><draw:line text:anchor-type="paragraph" draw:z-index="5" draw:name="Вертикальная линия 1" draw:style-name="gr2" draw:text-style-name="P8" svg:x1="17.217cm" svg:y1="9.326cm" svg:x2="17.217cm" svg:y2="3.161cm"><text:p/></draw:line><draw:line text:anchor-type="paragraph" draw:z-index="6" draw:name="Горизонтальная линия 2" draw:style-name="gr2" draw:text-style-name="P8" svg:x1="17.217cm" svg:y1="3.161cm" svg:x2="15.231cm" svg:y2="3.161cm"><text:p/></draw:line><draw:line text:anchor-type="paragraph" draw:z-index="7" draw:name="Горизонтальная линия 3" draw:style-name="gr2" draw:text-style-name="P8" svg:x1="9.781cm" svg:y1="9.924cm" svg:x2="8.975cm" svg:y2="9.924cm"><text:p/></draw:line><draw:line text:anchor-type="paragraph" draw:z-index="8" draw:name="Вертикальная линия 2" draw:style-name="gr2" draw:text-style-name="P8" svg:x1="8.975cm" svg:y1="9.924cm" svg:x2="8.975cm" svg:y2="4.872cm"><text:p/></draw:line><draw:line text:anchor-type="paragraph" draw:z-index="9" draw:name="Горизонтальная линия 4" draw:style-name="gr2" draw:text-style-name="P8" svg:x1="8.975cm" svg:y1="4.872cm" svg:x2="7.687cm" svg:y2="4.872cm"><text:p/></draw:line><draw:line text:anchor-type="paragraph" draw:z-index="10" draw:name="Вертикальная линия 3" draw:style-name="gr2" draw:text-style-name="P8" svg:x1="7.687cm" svg:y1="4.872cm" svg:x2="7.687cm" svg:y2="3.284cm"><text:p/></draw:line><draw:line text:anchor-type="paragraph" draw:z-index="11" draw:name="Горизонтальная линия 5" draw:style-name="gr2" draw:text-style-name="P9" svg:x1="6.528cm" svg:y1="3.284cm" svg:x2="7.687cm" svg:y2="3.284cm"><text:p/></draw:line><draw:line text:anchor-type="paragraph" draw:z-index="12" draw:name="Горизонтальная линия 6" draw:style-name="gr2" draw:text-style-name="P8" svg:x1="9.781cm" svg:y1="10.53cm" svg:x2="-0.591cm" svg:y2="10.53cm"><text:p/></draw:line><draw:line text:anchor-type="paragraph" draw:z-index="13" draw:name="Вертикальная линия 4" draw:style-name="gr2" draw:text-style-name="P8" svg:x1="-0.591cm" svg:y1="10.53cm" svg:x2="-0.591cm" svg:y2="7.163cm"><text:p/></draw:line><draw:line text:anchor-type="paragraph" draw:z-index="14" draw:name="Горизонтальная линия 7" draw:style-name="gr2" draw:text-style-name="P8" svg:x1="0.176cm" svg:y1="7.163cm" svg:x2="-0.591cm" svg:y2="7.163cm"><text:p/></draw:line><draw:custom-shape text:anchor-type="paragraph" draw:z-index="15" draw:name="Фигура 5" draw:style-name="gr1" draw:text-style-name="P7" svg:width="6.273cm" svg:height="4.871cm" svg:x="0.212cm" svg:y="15.572cm"><text:p text:style-name="P1"><text:span text:style-name="T1">Документы</text:span> </text:p><text:p text:style-name="P5">Продажа дисков</text:p><text:p text:style-name="P1"/><text:list xml:id="list1479575292" text:style-name="L1"><text:list-item><text:p text:style-name="P2">Название</text:p></text:list-item><text:list-item><text:p text:style-name="P6">Количество</text:p></text:list-item><text:list-item><text:p text:style-name="P6">Цена</text:p></text:list-item><text:list-item><text:p text:style-name="P6">Сумма</text:p></text:list-item></text:list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name="Фигура 6" draw:style-name="gr1" draw:text-style-name="P7" svg:width="6.273cm" svg:height="4.871cm" svg:x="9.174cm" svg:y="15.573cm"><text:p text:style-name="P1"><text:span text:style-name="T1">Документы</text:span> </text:p><text:p text:style-name="P5">Покупка дисков</text:p><text:p text:style-name="P1"/><text:list xml:id="list1479575292" text:style-name="L1"><text:list-item><text:p text:style-name="P2">Название</text:p></text:list-item><text:list-item><text:p text:style-name="P6">Количество</text:p></text:list-item><text:list-item><text:p text:style-name="P6">Цена</text:p></text:list-item><text:list-item><text:p text:style-name="P6">Сумма</text:p></text:list-item></text:list><draw:enhanced-geometry svg:viewBox="0 0 21600 21600" draw:glue-points="10800 0 0 10800 10800 21600 21600 10800" draw:type="flowchart-process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05:48:00.842329668</meta:creation-date>
    <dc:date>2022-11-05T06:18:15.402407323</dc:date>
    <meta:editing-duration>PT9M54S</meta:editing-duration>
    <meta:editing-cycles>1</meta:editing-cycles>
    <meta:document-statistic meta:table-count="0" meta:image-count="0" meta:object-count="0" meta:page-count="1" meta:paragraph-count="34" meta:word-count="62" meta:character-count="323" meta:non-whitespace-character-count="311"/>
    <meta:generator>LibreOffice/7.3.6.2$Linux_X86_64 LibreOffice_project/30$Build-2</meta:generator>
  </office:meta>
</office:document-meta>
</file>